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5974" officeooo:paragraph-rsid="00105974"/>
    </style:style>
    <style:style style:name="P2" style:family="paragraph" style:parent-style-name="Standard">
      <style:paragraph-properties fo:text-align="justify" style:justify-single-word="false"/>
      <style:text-properties officeooo:rsid="00105974" officeooo:paragraph-rsid="00105974"/>
    </style:style>
    <style:style style:name="P3" style:family="paragraph" style:parent-style-name="Text_20_body">
      <style:paragraph-properties fo:text-align="justify" style:justify-single-word="false"/>
      <style:text-properties officeooo:paragraph-rsid="00105974"/>
    </style:style>
    <style:style style:name="P4" style:family="paragraph" style:parent-style-name="Text_20_body">
      <style:paragraph-properties fo:text-align="justify" style:justify-single-word="false"/>
      <style:text-properties officeooo:paragraph-rsid="0013ca85"/>
    </style:style>
    <style:style style:name="P5" style:family="paragraph" style:parent-style-name="Text_20_body">
      <style:paragraph-properties fo:text-align="justify" style:justify-single-word="false"/>
      <style:text-properties officeooo:paragraph-rsid="0014e96a"/>
    </style:style>
    <style:style style:name="P6" style:family="paragraph" style:parent-style-name="Text_20_body">
      <style:paragraph-properties fo:text-align="justify" style:justify-single-word="false"/>
      <style:text-properties officeooo:paragraph-rsid="0016031f"/>
    </style:style>
    <style:style style:name="P7" style:family="paragraph" style:parent-style-name="Text_20_body">
      <style:paragraph-properties fo:text-align="justify" style:justify-single-word="false"/>
      <style:text-properties officeooo:rsid="0013ca85" officeooo:paragraph-rsid="0013ca85"/>
    </style:style>
    <style:style style:name="P8" style:family="paragraph" style:parent-style-name="Text_20_body">
      <style:paragraph-properties fo:text-align="justify" style:justify-single-word="false"/>
      <style:text-properties fo:font-weight="bold" officeooo:paragraph-rsid="00105974" style:font-weight-asian="bold" style:font-weight-complex="bold"/>
    </style:style>
    <style:style style:name="P9" style:family="paragraph" style:parent-style-name="Text_20_body">
      <style:paragraph-properties fo:line-height="115%" fo:text-align="justify" style:justify-single-word="false"/>
      <style:text-properties officeooo:paragraph-rsid="00105974"/>
    </style:style>
    <style:style style:name="P10" style:family="paragraph" style:parent-style-name="Heading_20_2">
      <style:paragraph-properties fo:margin-left="0.9846in" fo:margin-right="0in" fo:text-indent="0in" style:auto-text-indent="false"/>
      <style:text-properties fo:font-size="14pt" officeooo:rsid="00105974" officeooo:paragraph-rsid="00105974" style:font-size-asian="14pt" style:font-size-complex="14pt"/>
    </style:style>
    <style:style style:name="P11" style:family="paragraph" style:parent-style-name="Text_20_body">
      <style:paragraph-properties fo:margin-left="0.9846in" fo:margin-right="0in" fo:text-align="justify" style:justify-single-word="false" fo:text-indent="0in" style:auto-text-indent="false"/>
      <style:text-properties officeooo:rsid="0013ca85" officeooo:paragraph-rsid="0013ca85"/>
    </style:style>
    <style:style style:name="P12" style:family="paragraph" style:parent-style-name="Text_20_body">
      <style:paragraph-properties fo:text-align="justify" style:justify-single-word="false"/>
      <style:text-properties fo:font-weight="normal" officeooo:rsid="0014e96a" officeooo:paragraph-rsid="0014e96a" style:font-weight-asian="normal" style:font-weight-complex="normal"/>
    </style:style>
    <style:style style:name="P13" style:family="paragraph" style:parent-style-name="Text_20_body">
      <style:paragraph-properties fo:margin-left="0in" fo:margin-right="0in" fo:text-align="justify" style:justify-single-word="false" fo:text-indent="0in" style:auto-text-indent="false"/>
      <style:text-properties fo:font-size="14pt" officeooo:paragraph-rsid="0016031f" style:font-size-asian="14pt" style:font-size-complex="14pt"/>
    </style:style>
    <style:style style:name="P14" style:family="paragraph" style:parent-style-name="Heading_20_2">
      <style:paragraph-properties fo:margin-left="0in" fo:margin-right="0in" fo:text-align="justify" style:justify-single-word="false" fo:text-indent="0in" style:auto-text-indent="false"/>
      <style:text-properties fo:font-size="14pt" officeooo:paragraph-rsid="0016031f" style:font-size-asian="14pt" style:font-size-complex="14pt"/>
    </style:style>
    <style:style style:name="P15" style:family="paragraph" style:parent-style-name="Heading_20_2">
      <style:paragraph-properties fo:margin-left="0.4925in" fo:margin-right="0in" fo:text-align="justify" style:justify-single-word="false" fo:text-indent="0in" style:auto-text-indent="false"/>
      <style:text-properties fo:font-size="14pt" officeooo:paragraph-rsid="0016031f" style:font-size-asian="14pt" style:font-size-complex="14pt"/>
    </style:style>
    <style:style style:name="T1" style:family="text">
      <style:text-properties officeooo:rsid="00123632"/>
    </style:style>
    <style:style style:name="T2" style:family="text">
      <style:text-properties fo:color="#0066b3"/>
    </style:style>
    <style:style style:name="T3" style:family="text">
      <style:text-properties fo:color="#0066b3" officeooo:rsid="00105974"/>
    </style:style>
    <style:style style:name="T4" style:family="text">
      <style:text-properties officeooo:rsid="00105974"/>
    </style:style>
    <style:style style:name="T5" style:family="text">
      <style:text-properties fo:color="#ce181e"/>
    </style:style>
    <style:style style:name="T6" style:family="text">
      <style:text-properties fo:color="#ce181e" officeooo:rsid="0016031f"/>
    </style:style>
    <style:style style:name="T7" style:family="text">
      <style:text-properties fo:color="#ce181e" style:text-underline-style="solid" style:text-underline-width="auto" style:text-underline-color="font-color"/>
    </style:style>
    <style:style style:name="T8" style:family="text">
      <style:text-properties officeooo:rsid="001330b9"/>
    </style:style>
    <style:style style:name="T9" style:family="text">
      <style:text-properties officeooo:rsid="0013ca85"/>
    </style:style>
    <style:style style:name="T10" style:family="text">
      <style:text-properties officeooo:rsid="00140a51"/>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normal" style:font-weight-asian="normal" style:font-weight-complex="normal"/>
    </style:style>
    <style:style style:name="T13" style:family="text">
      <style:text-properties officeooo:rsid="00148a30"/>
    </style:style>
    <style:style style:name="T14" style:family="text">
      <style:text-properties officeooo:rsid="001603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Visualize what happens in the stack of the memory with code</text:h>
      <text:p text:style-name="P1"/>
      <text:p text:style-name="P3"><text:span text:style-name="T1">The <text:s/>variable </text:span><text:span text:style-name="T3">s</text:span><text:span text:style-name="T4"> of type </text:span><text:span text:style-name="T3">short</text:span><text:span text:style-name="T4"> </text:span>that looks like an integer. So short is a new data type that can be used to <text:span text:style-name="T5">store integers</text:span> just like <text:span text:style-name="T2">int</text:span> does, but <text:span text:style-name="T5">it doesn't have quite as much capacity as the integer data type</text:span>.</text:p>
      <text:p text:style-name="P3"><text:span text:style-name="T8">A</text:span>t the top of each box <text:span text:style-name="T8">in memory which represent a byte</text:span>, you have FFFF, FFFE. These are addresses, actually. What we will see is that addresses are here marked using the hexadecimal notation. So hexadecimal notation is a simple way to represent <text:span text:style-name="T7">long numbers that are usually binary numbers</text:span>. So instead of having a huge address in binary, we just put here that hexadecimal notation, FFFF.</text:p>
      <text:p text:style-name="P4"><text:span text:style-name="T9">For example, we have a character variable c, and we will explain its storage in memory. </text:span>At the very bottom, you see c for the variable c that's stored in the memory box. Right above that, you will see the question mark that's stored in that memory box. <text:span text:style-name="T5">And above it in the representation of the memory, you see the hexadecimal value 3f, because 3f is the hexadecimal value of the ASCII code of the question mark character. So that's what actually is stored in memory</text:span>. And way on top of everything, you see FFFF. That's the hexadecimal value of the address of where the variable c is stored.</text:p>
      <text:p text:style-name="P4"><text:span text:style-name="T9">So you have a very good visualization here </text:span>of what is called the stack. So <text:span text:style-name="T5">the stack is something that is used commonly by developers to say that we tie together variables one after the other.</text:span> So this aisle of variables is named the stack actually. If you were to take this horizontal representation of our memory and put it left end up, then all the variables <text:span text:style-name="T10">c</text:span>ould be sitting on top of each other, stacked on top of each other. And that's where the name stack comes from. It would be pretty inconvenient for a visualization, so that's why we didn't do that. But now you know what the stack is.</text:p>
      <text:p text:style-name="P7"/>
      <text:p text:style-name="P11"><text:span text:style-name="T11">Scope and blocks in C: scope of variables when using blocks</text:span> </text:p>
      <text:p text:style-name="P9"><text:span text:style-name="T12">we will define what are blocks in C. </text:span>And we will see how blocks will influence the variable scope. A block is between <text:span text:style-name="T5">an opening brace and a closing brace</text:span><text:span text:style-name="T13">({}). </text:span></text:p>
      <text:p text:style-name="P12">When we execute the statements within a block, the memory will be allocated to them in the stock. However, when we exit the block, the variables will be disappeared but the memory location will have that values in hexadecimal. When we execute the statements after the block and declare <text:s/>new variables, the new ones will copied in the location of variables in the block.</text:p>
      <text:p text:style-name="P6">If we go out of a block, then we destroy memory all the variables that were declared. <text:span text:style-name="T14">Furthermore, the variables inside the blocks will not be available outside the blocks.</text:span></text:p>
      <text:p text:style-name="P6"><text:span text:style-name="T14">The </text:span><text:span text:style-name="T6">main function is also a block</text:span><text:span text:style-name="T14">. </text:span></text:p>
      <text:h text:style-name="P14" text:outline-level="2"/>
      <text:p text:style-name="P13"/>
      <text:h text:style-name="P15" text:outline-level="2"><text:soft-page-break/>Scope and functions in C: scope of variables when using functions</text:h>
      <text:p text:style-name="P6"/>
      <text:p text:style-name="P5"/>
      <text:p text:style-name="P8"/>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4-05T22:01:59.121408549</meta:creation-date>
    <dc:date>2021-11-14T01:01:18.467114597</dc:date>
    <meta:editing-duration>PT4H9M49S</meta:editing-duration>
    <meta:editing-cycles>4</meta:editing-cycles>
    <meta:generator>LibreOffice/6.4.7.2$Linux_X86_64 LibreOffice_project/40$Build-2</meta:generator>
    <meta:document-statistic meta:table-count="0" meta:image-count="0" meta:object-count="0" meta:page-count="2" meta:paragraph-count="11" meta:word-count="494" meta:character-count="2701" meta:non-whitespace-character-count="2213"/>
  </office:meta>
</office:document-meta>
</file>